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
      <text:p text:style-name="Normal">Hello Prof. Lampert,</text:p>
      <text:p text:style-name="Normal"/>
      <text:p text:style-name="Normal">I am a student of BME 2018. In the year 2019, I requested a Hiwi at your institute, and you have referred me to Prof. Dr. Gunther Schmalzing. I worked at his institute for a year, and it was a great experience. I got to learn DNA cloning techniques and homology modeling.</text:p>
      <text:p text:style-name="Normal"/>
      <text:p text:style-name="Normal">I approached him for my thesis, and he agreed to do my final master’s thesis in his research group. His previous work on the rP2X1 receptor showed that some of the block mutations seem to weaken the inter-subunit contacts and while others lead to complete aggregation of subunits. The aim of my thesis is to structurally interpret data of P2X1 receptors by computational modeling.</text:p>
      <text:p text:style-name="Normal"/>
      <text:p text:style-name="Normal">For this Thesis project, <text:s/>I would like to request you to be the first supervisor. I want to start my thesis in May.</text:p>
      <text:p text:style-name="Normal"/>
      <text:p text:style-name="Normal">Thanks for your time and looking forward to your response.</text:p>
      <text:p text:style-name="Normal"/>
      <text:p text:style-name="Normal">Thanks&amp;Regards,</text:p>
      <text:p text:style-name="Normal">Aparna Malisetty</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I have asked for a Hiwi at your institute and you have suggested Prof. Dr. Gunther Schmalzing. I have worked there for one year and did basic DNA cloning and homology modelling of P2X3 receptor. I approached Prof. Gunther for my final master thesis in his research group.</text:p>
      <text:p text:style-name="Normal"><text:s/>The aim of my thesis is to structurally interpret datavailable previous biochemical and functional experiments by alanine scanning mutagenesis of rP2X1 receptor</text:p>
      <text:p text:style-name="Normal"><text:s/>Previously when I approached you for a Hiwi, you have referred me to Prof. Dr. Gunther Schmalzing. I approached him for my Master thesis and He agreed to do at his institute under his supervision.<text:s/></text:p>
      <text:p text:style-name="Normal"><text:s/></text:p>
      <text:p text:style-name="Normal"/>
      <text:p text:style-name="Normal"/>
      <text:p text:style-name="Normal">I would like to request you to be my First supervisor for my thesis.<text:s/></text:p>
      <text:p text:style-name="Normal"/>
      <text:p text:style-name="Normal">Thanks for taking time to read this email and looking forward to your response.</text:p>
      <text:p text:style-name="Normal"/>
      <text:soft-page-break/>
      <text:p text:style-name="Normal">Thanks&amp;Regards,</text:p>
      <text:p text:style-name="Normal">Aparna Malisetty</text:p>
      <text:p text:style-name="Normal"/>
      <text:p text:style-name="Normal"><text:s/>I got an option to do my Final Master thesis at the institute of Pharmacology and Toxicology, MTI under the guidance of Prof. Dr. Gunther Schmalzing.</text:p>
      <text:p text:style-name="Normal"/>
      <text:p text:style-name="Normal">I would like to do my Master thesis at the institute of Pharmacology and Toxicology, MTI under the guidance of Prof. Dr. Gunther Schmalzing starting from May. The topic of my thesis : Identification of intersubunit interactions that maintains the trimeric structure of P2X receptors by computational modeling. The biochemical data and functional data of rP2X1 for block mutations resulted in the weaking of the inter subunit interactions. The goal my thesis is to solve this issue by computational modeling by finding the interaction sites and<text:s/></text:p>
      <text:p text:style-name="Normal"/>
      <text:p text:style-name="Normal">Looking forward to your response.</text:p>
      <text:p text:style-name="Normal"/>
      <text:p text:style-name="Normal"/>
      <text:p text:style-name="Normal">Thanks,</text:p>
      <text:p text:style-name="Normal">Aparna Malisetty</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parna Sai Malisetty</meta:initial-creator>
    <dc:creator>Aparna Sai Malisetty</dc:creator>
    <meta:creation-date>2021-04-19T07:29:00Z</meta:creation-date>
    <dc:date>2021-04-19T08:04:00Z</dc:date>
    <meta:template xlink:href="Normal.dotm" xlink:type="simple"/>
    <meta:editing-cycles>1</meta:editing-cycles>
    <meta:editing-duration>PT1860S</meta:editing-duration>
    <meta:document-statistic meta:page-count="2" meta:paragraph-count="4" meta:word-count="371" meta:character-count="2483" meta:row-count="17" meta:non-whitespace-character-count="2116"/>
  </office:meta>
</office:document-meta>
</file>